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808080" loext:opacity="100%" style:font-name="times new roman" fo:font-size="12pt" fo:font-style="normal" officeooo:paragraph-rsid="02642c2a" style:font-size-asian="15pt" style:font-style-asian="normal" style:font-size-complex="15pt" style:font-style-complex="normal"/>
    </style:style>
    <style:style style:name="P2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808080" loext:opacity="100%" style:font-name="times new roman" fo:font-size="12pt" fo:font-style="normal" officeooo:rsid="015299af" officeooo:paragraph-rsid="02642c2a" style:font-size-asian="15pt" style:font-style-asian="normal" style:font-size-complex="15pt" style:font-style-complex="normal"/>
    </style:style>
    <style:style style:name="P3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808080" loext:opacity="100%" style:text-underline-style="solid" style:text-underline-width="auto" style:text-underline-color="font-color" fo:font-weight="normal" officeooo:rsid="0194742a" officeooo:paragraph-rsid="024c9120" style:font-name-asian="Times New Roman3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808080" loext:opacity="100%" style:font-name="Times New Roman2" fo:font-size="12pt" style:text-underline-style="none" fo:font-weight="normal" officeooo:rsid="01fd4581" officeooo:paragraph-rsid="024c9120" style:letter-kerning="false" style:font-name-asian="Times New Roman3" style:font-size-asian="12pt" style:font-weight-asian="normal" style:font-name-complex="Times New Roman3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808080" loext:opacity="100%" style:font-name="Times New Roman2" fo:font-size="12pt" style:text-underline-style="none" fo:font-weight="normal" officeooo:rsid="01fb6091" officeooo:paragraph-rsid="024c9120" style:letter-kerning="false" style:font-name-asian="Times New Roman3" style:font-size-asian="12pt" style:font-weight-asian="normal" style:font-name-complex="Times New Roman3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808080" loext:opacity="100%" style:text-underline-style="none" fo:font-weight="normal" officeooo:rsid="01fb6091" officeooo:paragraph-rsid="024c9120" style:font-name-asian="Times New Roman3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style:text-underline-style="none" officeooo:rsid="024f88a2" officeooo:paragraph-rsid="0250548b"/>
    </style:style>
    <style:style style:name="P8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font-size="12pt" fo:font-style="normal" officeooo:paragraph-rsid="02642c2a" style:font-size-asian="15pt" style:font-style-asian="normal" style:font-size-complex="15pt" style:font-style-complex="normal"/>
    </style:style>
    <style:style style:name="P9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officeooo:paragraph-rsid="024c9120"/>
    </style:style>
    <style:style style:name="P10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officeooo:paragraph-rsid="0261c694"/>
    </style:style>
    <style:style style:name="P11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officeooo:rsid="024d9aaf" officeooo:paragraph-rsid="024d9aaf"/>
    </style:style>
    <style:style style:name="P12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font-size="15pt" style:text-underline-style="solid" style:text-underline-width="auto" style:text-underline-color="font-color" officeooo:rsid="024d9aaf" officeooo:paragraph-rsid="024d9aaf" style:font-size-asian="15pt" style:font-size-complex="15pt"/>
    </style:style>
    <style:style style:name="P13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666666" loext:opacity="100%" fo:font-size="15pt" style:text-underline-style="solid" style:text-underline-width="auto" style:text-underline-color="font-color" officeooo:rsid="01045dab" officeooo:paragraph-rsid="024c9120" style:font-name-asian="Times New Roman3" style:font-size-asian="15pt" style:font-name-complex="Times New Roman3" style:font-size-complex="15pt"/>
    </style:style>
    <style:style style:name="P14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666666" loext:opacity="100%" style:font-name="Times New Roman2" fo:font-size="12pt" style:text-underline-style="none" fo:font-weight="normal" officeooo:rsid="024f88a2" officeooo:paragraph-rsid="025c0ab3" style:letter-kerning="false" style:font-name-asian="Times New Roman3" style:font-size-asian="12pt" style:font-weight-asian="normal" style:font-name-complex="Times New Roman3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666666" loext:opacity="100%" style:font-name="Times New Roman2" fo:font-size="12pt" style:text-underline-style="none" fo:font-weight="normal" officeooo:rsid="024f88a2" officeooo:paragraph-rsid="024f88a2" style:letter-kerning="false" style:font-name-asian="Times New Roman3" style:font-size-asian="12pt" style:font-weight-asian="normal" style:font-name-complex="Times New Roman3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666666" loext:opacity="100%" style:font-name="Times New Roman2" fo:font-size="12pt" style:text-underline-style="none" fo:font-weight="normal" officeooo:rsid="0253caf0" officeooo:paragraph-rsid="025c0ab3" style:letter-kerning="false" style:font-name-asian="Times New Roman3" style:font-size-asian="12pt" style:font-weight-asian="normal" style:font-name-complex="Times New Roman3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666666" loext:opacity="100%" style:text-line-through-style="none" style:text-line-through-type="none" style:font-name="Times New Roman2" fo:font-size="12pt" fo:font-style="normal" style:text-underline-style="none" fo:font-weight="normal" officeooo:rsid="01fb6091" officeooo:paragraph-rsid="02642c2a" style:letter-kerning="false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font-weight="normal" officeooo:rsid="01957aeb" officeooo:paragraph-rsid="024c9120" style:font-name-asian="Times New Roman3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000000" loext:opacity="100%" style:font-name="Times New Roman2" fo:font-size="10pt" style:text-underline-style="none" fo:font-weight="normal" officeooo:rsid="0253caf0" officeooo:paragraph-rsid="025c0ab3" style:letter-kerning="false" style:font-name-asian="Times New Roman3" style:font-size-asian="10pt" style:font-weight-asian="normal" style:font-name-complex="Times New Roman3" style:font-size-complex="10pt" style:font-weight-complex="normal"/>
    </style:style>
    <style:style style:name="P20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officeooo:rsid="0261c694" officeooo:paragraph-rsid="0261c694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/>
      <style:text-properties style:text-underline-style="solid" style:text-underline-width="auto" style:text-underline-color="font-color" officeooo:paragraph-rsid="02056b71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2056b71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16f6e00"/>
    </style:style>
    <style:style style:name="P24" style:family="paragraph" style:parent-style-name="Standard">
      <style:paragraph-properties fo:margin-top="0.0398in" fo:margin-bottom="0.0398in" style:contextual-spacing="false" fo:line-height="100%" fo:text-align="center" style:justify-single-word="false"/>
      <style:text-properties fo:color="#808080" loext:opacity="100%" officeooo:paragraph-rsid="021f7d9f"/>
    </style:style>
    <style:style style:name="P25" style:family="paragraph" style:parent-style-name="Standard" style:master-page-name="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style:page-number="auto" fo:background-color="transparent"/>
      <style:text-properties fo:font-size="12pt" officeooo:paragraph-rsid="0230ca02" style:font-size-asian="12pt" style:font-size-complex="12pt"/>
    </style:style>
    <style:style style:name="P26" style:family="paragraph" style:parent-style-name="Standard" style:master-page-name="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style:page-number="auto" fo:background-color="transparent"/>
      <style:text-properties fo:color="#ffffff" loext:opacity="100%" fo:font-size="12pt" officeooo:paragraph-rsid="02642c2a" style:font-size-asian="15pt" style:font-size-complex="15pt"/>
    </style:style>
    <style:style style:name="P27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fo:color="#ffffff" loext:opacity="100%" fo:font-size="12pt" officeooo:paragraph-rsid="02642c2a" style:font-size-asian="15pt" style:font-size-complex="15pt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/>
      <style:text-properties fo:color="#666666" loext:opacity="100%" style:font-name="times new roman" fo:font-size="12pt" style:text-underline-style="none" officeooo:paragraph-rsid="02056b71" style:font-size-asian="12pt" style:font-size-complex="12pt"/>
    </style:style>
    <style:style style:name="P29" style:family="paragraph" style:parent-style-name="Standard">
      <style:paragraph-properties fo:margin-top="0in" fo:margin-bottom="0in" style:contextual-spacing="false" fo:text-align="center" style:justify-single-word="false"/>
      <style:text-properties fo:color="#666666" loext:opacity="100%" style:font-name="times new roman" fo:font-size="12pt" style:text-underline-style="none" officeooo:paragraph-rsid="0274381a" style:font-size-asian="12pt" style:font-size-complex="12pt"/>
    </style:style>
    <style:style style:name="T1" style:family="text">
      <style:text-properties fo:color="#595959" loext:opacity="100%" style:font-name="Times New Roman2" fo:font-size="12pt" fo:font-style="italic" style:letter-kerning="false" style:font-name-asian="Times New Roman3" style:font-size-asian="12pt" style:font-style-asian="italic" style:font-name-complex="Times New Roman3" style:font-size-complex="12pt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2" style:family="text">
      <style:text-properties fo:color="#0563c1" loext:opacity="100%" style:font-name="Times New Roman2" fo:font-size="12pt" style:text-underline-style="none" fo:font-weight="normal" officeooo:rsid="01fb6091" style:letter-kerning="false" style:font-name-asian="Times New Roman3" style:font-size-asian="12pt" style:font-weight-asian="normal" style:font-name-complex="Times New Roman3" style:font-size-complex="12pt" style:font-weight-complex="normal"/>
    </style:style>
    <style:style style:name="T3" style:family="text">
      <style:text-properties fo:color="#666666" loext:opacity="100%" style:font-name="Times New Roman2" fo:font-size="12pt" fo:font-weight="normal" style:letter-kerning="false" style:font-name-asian="Times New Roman3" style:font-size-asian="12pt" style:font-weight-asian="normal" style:font-name-complex="Times New Roman3" style:font-size-complex="12pt" style:font-weight-complex="normal"/>
    </style:style>
    <style:style style:name="T4" style:family="text">
      <style:text-properties fo:color="#666666" loext:opacity="100%" style:font-name="Times New Roman2" fo:font-size="12pt" fo:font-weight="normal" officeooo:rsid="02531d32" style:letter-kerning="false" style:font-name-asian="Times New Roman3" style:font-size-asian="12pt" style:font-weight-asian="normal" style:font-name-complex="Times New Roman3" style:font-size-complex="12pt" style:font-weight-complex="normal"/>
    </style:style>
    <style:style style:name="T5" style:family="text">
      <style:text-properties fo:color="#666666" loext:opacity="100%" style:font-name="Times New Roman2" fo:font-size="12pt" style:text-underline-style="none" fo:font-weight="normal" officeooo:rsid="01fb6091" style:letter-kerning="false" style:font-name-asian="Times New Roman3" style:font-size-asian="12pt" style:font-weight-asian="normal" style:font-name-complex="Times New Roman3" style:font-size-complex="12pt" style:font-weight-complex="normal"/>
    </style:style>
    <style:style style:name="T6" style:family="text">
      <style:text-properties fo:color="#666666" loext:opacity="100%" style:font-name="Times New Roman2" fo:font-weight="normal" style:letter-kerning="false" style:font-name-asian="Times New Roman3" style:font-weight-asian="normal" style:font-name-complex="Times New Roman3" style:font-weight-complex="normal"/>
    </style:style>
    <style:style style:name="T7" style:family="text">
      <style:text-properties fo:color="#666666" loext:opacity="100%" style:font-name="Times New Roman2" fo:font-weight="normal" officeooo:rsid="01fb6091" style:letter-kerning="false" style:font-name-asian="Times New Roman3" style:font-weight-asian="normal" style:font-name-complex="Times New Roman3" style:font-weight-complex="normal"/>
    </style:style>
    <style:style style:name="T8" style:family="text">
      <style:text-properties fo:color="#666666" loext:opacity="100%" fo:font-size="15pt" style:text-underline-style="solid" style:text-underline-width="auto" style:text-underline-color="font-color" officeooo:rsid="01045dab" style:font-name-asian="Times New Roman3" style:font-size-asian="15pt" style:font-name-complex="Times New Roman3" style:font-size-complex="15pt"/>
    </style:style>
    <style:style style:name="T9" style:family="text">
      <style:text-properties fo:color="#666666" loext:opacity="100%" fo:font-size="15pt" style:text-underline-style="solid" style:text-underline-width="auto" style:text-underline-color="font-color" officeooo:rsid="01262099" style:font-name-asian="Times New Roman3" style:font-name-complex="Times New Roman3"/>
    </style:style>
    <style:style style:name="T10" style:family="text">
      <style:text-properties fo:color="#666666" loext:opacity="100%" fo:font-size="15pt" style:text-underline-style="solid" style:text-underline-width="auto" style:text-underline-color="font-color" officeooo:rsid="019c275c" style:font-name-asian="Times New Roman3" style:font-name-complex="Times New Roman3"/>
    </style:style>
    <style:style style:name="T11" style:family="text">
      <style:text-properties officeooo:rsid="008290ae"/>
    </style:style>
    <style:style style:name="T12" style:family="text">
      <style:text-properties style:font-name="Times New Roman1" fo:font-size="12pt" style:text-underline-style="none" officeooo:rsid="020573d5" style:font-size-asian="12pt" style:font-size-complex="12pt"/>
    </style:style>
    <style:style style:name="T13" style:family="text">
      <style:text-properties fo:color="#808080" loext:opacity="100%" style:font-name="Times New Roman2" fo:font-size="12pt" fo:font-weight="normal" officeooo:rsid="0212e053" style:letter-kerning="false" style:font-name-asian="Times New Roman3" style:font-size-asian="12pt" style:font-weight-asian="normal" style:font-name-complex="Times New Roman3" style:font-size-complex="12pt" style:font-weight-complex="normal"/>
    </style:style>
    <style:style style:name="T14" style:family="text">
      <style:text-properties fo:color="#808080" loext:opacity="100%" style:font-name="Times New Roman2" fo:font-size="12pt" style:text-underline-style="none" fo:font-weight="normal" officeooo:rsid="01a5f5ca" style:letter-kerning="false" style:font-name-asian="Times New Roman3" style:font-size-asian="12pt" style:font-weight-asian="normal" style:font-name-complex="Times New Roman3" style:font-size-complex="12pt" style:font-weight-complex="normal"/>
    </style:style>
    <style:style style:name="T15" style:family="text">
      <style:text-properties fo:color="#808080" loext:opacity="100%" style:font-name="Times New Roman2" fo:font-size="12pt" style:text-underline-style="none" fo:font-weight="normal" officeooo:rsid="01a9bf7c" style:letter-kerning="false" style:font-name-asian="Times New Roman3" style:font-size-asian="12pt" style:font-weight-asian="normal" style:font-name-complex="Times New Roman3" style:font-size-complex="12pt" style:font-weight-complex="normal"/>
    </style:style>
    <style:style style:name="T16" style:family="text">
      <style:text-properties fo:color="#808080" loext:opacity="100%" style:font-name="Times New Roman2" fo:font-size="12pt" style:text-underline-style="none" fo:font-weight="normal" officeooo:rsid="01489283" style:letter-kerning="false" style:font-name-asian="Times New Roman3" style:font-size-asian="12pt" style:font-weight-asian="normal" style:font-name-complex="Times New Roman3" style:font-size-complex="12pt" style:font-weight-complex="normal"/>
    </style:style>
    <style:style style:name="T17" style:family="text">
      <style:text-properties fo:color="#808080" loext:opacity="100%" style:font-name="Times New Roman2" fo:font-size="12pt" style:text-underline-style="none" fo:font-weight="normal" officeooo:rsid="01fd4581" style:letter-kerning="false" style:font-name-asian="Times New Roman3" style:font-size-asian="12pt" style:font-weight-asian="normal" style:font-name-complex="Times New Roman3" style:font-size-complex="12pt" style:font-weight-complex="normal"/>
    </style:style>
    <style:style style:name="T18" style:family="text">
      <style:text-properties fo:color="#808080" loext:opacity="100%" style:font-name="Times New Roman2" fo:font-size="12pt" style:text-underline-style="none" fo:font-weight="normal" officeooo:rsid="003046c5" style:letter-kerning="false" style:font-name-asian="Times New Roman3" style:font-size-asian="12pt" style:font-weight-asian="normal" style:font-name-complex="Times New Roman3" style:font-size-complex="12pt" style:font-weight-complex="normal"/>
    </style:style>
    <style:style style:name="T19" style:family="text">
      <style:text-properties fo:color="#808080" loext:opacity="100%" style:font-name="Times New Roman2" fo:font-size="12pt" style:text-underline-style="none" fo:font-weight="normal" officeooo:rsid="00ab1340" style:letter-kerning="false" style:font-name-asian="Times New Roman3" style:font-size-asian="12pt" style:font-weight-asian="normal" style:font-name-complex="Times New Roman3" style:font-size-complex="12pt" style:font-weight-complex="normal"/>
    </style:style>
    <style:style style:name="T20" style:family="text">
      <style:text-properties fo:color="#808080" loext:opacity="100%" style:font-name="Times New Roman2" fo:font-size="12pt" style:text-underline-style="none" fo:font-weight="normal" officeooo:rsid="01fb6091" style:letter-kerning="false" style:font-name-asian="Times New Roman3" style:font-size-asian="12pt" style:font-weight-asian="normal" style:font-name-complex="Times New Roman3" style:font-size-complex="12pt" style:font-weight-complex="normal"/>
    </style:style>
    <style:style style:name="T21" style:family="text">
      <style:text-properties fo:color="#808080" loext:opacity="100%" style:font-name="Times New Roman2" fo:font-size="12pt" style:text-underline-style="none" fo:font-weight="normal" officeooo:rsid="0261c694" style:letter-kerning="false" style:font-name-asian="Times New Roman3" style:font-size-asian="12pt" style:font-weight-asian="normal" style:font-name-complex="Times New Roman3" style:font-size-complex="12pt" style:font-weight-complex="normal"/>
    </style:style>
    <style:style style:name="T22" style:family="text">
      <style:text-properties fo:color="#808080" loext:opacity="100%" style:font-name="Times New Roman1" officeooo:rsid="00ad3387"/>
    </style:style>
    <style:style style:name="T23" style:family="text">
      <style:text-properties fo:color="#808080" loext:opacity="100%" style:font-name="Times New Roman1" officeooo:rsid="0147698c"/>
    </style:style>
    <style:style style:name="T24" style:family="text">
      <style:text-properties fo:color="#808080" loext:opacity="100%" style:font-name="Times New Roman1" officeooo:rsid="0169b52e"/>
    </style:style>
    <style:style style:name="T25" style:family="text">
      <style:text-properties fo:color="#808080" loext:opacity="100%" style:font-name="Times New Roman1" officeooo:rsid="02056b71"/>
    </style:style>
    <style:style style:name="T26" style:family="text">
      <style:text-properties fo:color="#808080" loext:opacity="100%" style:font-name="Times New Roman1" officeooo:rsid="016f6e00"/>
    </style:style>
    <style:style style:name="T27" style:family="text">
      <style:text-properties fo:color="#808080" loext:opacity="100%" style:font-name="Times New Roman1" officeooo:rsid="018fac25"/>
    </style:style>
    <style:style style:name="T28" style:family="text">
      <style:text-properties fo:color="#808080" loext:opacity="100%" style:text-underline-style="none" fo:font-weight="normal" style:font-name-asian="Times New Roman3" style:font-weight-asian="normal" style:font-weight-complex="normal"/>
    </style:style>
    <style:style style:name="T29" style:family="text">
      <style:text-properties fo:color="#808080" loext:opacity="100%" style:text-underline-style="none" fo:font-weight="normal" officeooo:rsid="0194742a" style:font-name-asian="Times New Roman3" style:font-weight-asian="normal" style:font-weight-complex="normal"/>
    </style:style>
    <style:style style:name="T30" style:family="text">
      <style:text-properties fo:color="#808080" loext:opacity="100%" style:text-underline-style="none" fo:font-weight="normal" officeooo:rsid="01f81c41" style:font-name-asian="Times New Roman3" style:font-weight-asian="normal" style:font-weight-complex="normal"/>
    </style:style>
    <style:style style:name="T31" style:family="text">
      <style:text-properties fo:color="#808080" loext:opacity="100%" style:text-underline-style="none" fo:font-weight="normal" officeooo:rsid="01fd5653" style:font-name-asian="Times New Roman3" style:font-weight-asian="normal" style:font-weight-complex="normal"/>
    </style:style>
    <style:style style:name="T32" style:family="text">
      <style:text-properties fo:color="#808080" loext:opacity="100%" style:text-underline-style="none" fo:font-weight="normal" officeooo:rsid="01fb6091" style:font-name-asian="Times New Roman3" style:font-weight-asian="normal" style:font-weight-complex="normal"/>
    </style:style>
    <style:style style:name="T33" style:family="text">
      <style:text-properties fo:color="#808080" loext:opacity="100%" style:text-underline-style="none" fo:font-weight="normal" officeooo:rsid="01fd4581" style:font-name-asian="Times New Roman3" style:font-weight-asian="normal" style:font-weight-complex="normal"/>
    </style:style>
    <style:style style:name="T34" style:family="text">
      <style:text-properties fo:color="#808080" loext:opacity="100%" style:text-underline-style="none" fo:font-weight="normal" officeooo:rsid="01957aeb" style:font-name-asian="Times New Roman3" style:font-weight-asian="normal" style:font-weight-complex="normal"/>
    </style:style>
    <style:style style:name="T35" style:family="text">
      <style:text-properties fo:color="#808080" loext:opacity="100%" style:text-underline-style="none" fo:font-weight="normal" officeooo:rsid="020e8a23" style:font-name-asian="Times New Roman3" style:font-weight-asian="normal" style:font-weight-complex="normal"/>
    </style:style>
    <style:style style:name="T36" style:family="text">
      <style:text-properties fo:color="#808080" loext:opacity="100%" style:text-underline-style="none" fo:font-weight="normal" officeooo:rsid="0214aebc" style:font-name-asian="Times New Roman3" style:font-weight-asian="normal" style:font-weight-complex="normal"/>
    </style:style>
    <style:style style:name="T37" style:family="text">
      <style:text-properties fo:color="#808080" loext:opacity="100%" style:text-underline-style="none" fo:font-weight="normal" officeooo:rsid="01ab262a" style:font-name-asian="Times New Roman3" style:font-weight-asian="normal" style:font-weight-complex="normal"/>
    </style:style>
    <style:style style:name="T38" style:family="text">
      <style:text-properties fo:color="#808080" loext:opacity="100%" style:text-underline-style="none" fo:font-weight="normal" officeooo:rsid="01d7e442" style:font-name-asian="Times New Roman3" style:font-weight-asian="normal" style:font-weight-complex="normal"/>
    </style:style>
    <style:style style:name="T39" style:family="text">
      <style:text-properties fo:color="#808080" loext:opacity="100%" style:text-underline-style="none" fo:font-weight="normal" officeooo:rsid="01d65a08" style:font-name-asian="Times New Roman3" style:font-weight-asian="normal" style:font-weight-complex="normal"/>
    </style:style>
    <style:style style:name="T40" style:family="text">
      <style:text-properties fo:color="#808080" loext:opacity="100%" style:text-underline-style="none" fo:font-weight="normal" officeooo:rsid="01add6c3" style:font-name-asian="Times New Roman3" style:font-weight-asian="normal" style:font-weight-complex="normal"/>
    </style:style>
    <style:style style:name="T41" style:family="text">
      <style:text-properties fo:color="#808080" loext:opacity="100%" style:text-underline-style="none" fo:font-weight="normal" officeooo:rsid="0212e053" style:font-name-asian="Times New Roman3" style:font-weight-asian="normal" style:font-weight-complex="normal"/>
    </style:style>
    <style:style style:name="T42" style:family="text">
      <style:text-properties fo:color="#808080" loext:opacity="100%" style:text-underline-style="none" fo:font-weight="normal" officeooo:rsid="0217b25b" style:font-name-asian="Times New Roman3" style:font-weight-asian="normal" style:font-weight-complex="normal"/>
    </style:style>
    <style:style style:name="T43" style:family="text">
      <style:text-properties fo:color="#808080" loext:opacity="100%" style:text-underline-style="none" fo:font-weight="normal" officeooo:rsid="02602482" style:font-name-asian="Times New Roman3" style:font-weight-asian="normal" style:font-weight-complex="normal"/>
    </style:style>
    <style:style style:name="T44" style:family="text">
      <style:text-properties fo:color="#808080" loext:opacity="100%" style:text-underline-style="none" fo:font-weight="normal" officeooo:rsid="02619147" style:font-name-asian="Times New Roman3" style:font-weight-asian="normal" style:font-weight-complex="normal"/>
    </style:style>
    <style:style style:name="T45" style:family="text">
      <style:text-properties fo:color="#808080" loext:opacity="100%" style:text-underline-style="none" fo:font-weight="normal" officeooo:rsid="0261c694" style:font-name-asian="Times New Roman3" style:font-weight-asian="normal" style:font-weight-complex="normal"/>
    </style:style>
    <style:style style:name="T46" style:family="text">
      <style:text-properties fo:color="#808080" loext:opacity="100%" style:font-name="times new roman"/>
    </style:style>
    <style:style style:name="T47" style:family="text">
      <style:text-properties fo:color="#808080" loext:opacity="100%" style:font-name="times new roman" fo:font-weight="normal" style:font-weight-asian="normal" style:font-weight-complex="normal"/>
    </style:style>
    <style:style style:name="T48" style:family="text">
      <style:text-properties fo:color="#808080" loext:opacity="100%" style:text-line-through-style="none" style:text-line-through-type="none" style:font-name="Times New Roman2" fo:font-size="15pt" fo:font-style="normal" style:text-underline-style="none" officeooo:rsid="0108c49d" style:letter-kerning="false" style:font-name-asian="Times New Roman3" style:font-size-asian="15pt" style:font-style-asian="normal" style:font-name-complex="Times New Roman3" style:font-size-complex="15pt" style:font-style-complex="normal"/>
    </style:style>
    <style:style style:name="T49" style:family="text">
      <style:text-properties fo:color="#808080" loext:opacity="100%" officeooo:rsid="02056b71"/>
    </style:style>
    <style:style style:name="T50" style:family="text">
      <style:text-properties fo:font-weight="normal" style:font-name-asian="Times New Roman3" style:font-weight-asian="normal" style:font-weight-complex="normal"/>
    </style:style>
    <style:style style:name="T51" style:family="text">
      <style:text-properties fo:font-weight="normal" officeooo:rsid="00f49a13" style:font-name-asian="Times New Roman3" style:font-weight-asian="normal" style:font-weight-complex="normal"/>
    </style:style>
    <style:style style:name="T52" style:family="text">
      <style:text-properties fo:font-weight="normal" officeooo:rsid="00ffd79b" style:font-name-asian="Times New Roman3" style:font-weight-asian="normal" style:font-weight-complex="normal"/>
    </style:style>
    <style:style style:name="T53" style:family="text">
      <style:text-properties fo:font-weight="normal" officeooo:rsid="01982775" style:font-name-asian="Times New Roman3" style:font-weight-asian="normal" style:font-weight-complex="normal"/>
    </style:style>
    <style:style style:name="T54" style:family="text">
      <style:text-properties fo:font-weight="normal" officeooo:rsid="019b4467" style:font-name-asian="Times New Roman3" style:font-weight-asian="normal" style:font-weight-complex="normal"/>
    </style:style>
    <style:style style:name="T55" style:family="text">
      <style:text-properties fo:font-weight="normal" officeooo:rsid="023048d8" style:font-name-asian="Times New Roman3" style:font-weight-asian="normal" style:font-weight-complex="normal"/>
    </style:style>
    <style:style style:name="T56" style:family="text">
      <style:text-properties fo:font-weight="normal" officeooo:rsid="024114b5" style:font-name-asian="Times New Roman3" style:font-weight-asian="normal" style:font-weight-complex="normal"/>
    </style:style>
    <style:style style:name="T57" style:family="text">
      <style:text-properties fo:font-weight="normal" officeooo:rsid="02412d50" style:font-name-asian="Times New Roman3" style:font-weight-asian="normal" style:font-weight-complex="normal"/>
    </style:style>
    <style:style style:name="T58" style:family="text">
      <style:text-properties fo:font-size="10pt" fo:font-weight="normal" style:font-name-asian="Times New Roman3" style:font-size-asian="10pt" style:font-weight-asian="normal" style:font-size-complex="10pt" style:font-weight-complex="normal"/>
    </style:style>
    <style:style style:name="T59" style:family="text">
      <style:text-properties fo:font-size="10pt" fo:font-weight="normal" officeooo:rsid="00f49a13" style:font-name-asian="Times New Roman3" style:font-size-asian="10pt" style:font-weight-asian="normal" style:font-size-complex="10pt" style:font-weight-complex="normal"/>
    </style:style>
    <style:style style:name="T60" style:family="text">
      <style:text-properties fo:font-size="10pt" fo:font-weight="normal" officeooo:rsid="017c7885" style:font-name-asian="Times New Roman3" style:font-size-asian="10pt" style:font-weight-asian="normal" style:font-size-complex="10pt" style:font-weight-complex="normal"/>
    </style:style>
    <style:style style:name="T61" style:family="text">
      <style:text-properties fo:font-size="10pt" fo:font-weight="normal" officeooo:rsid="01e4625a" style:font-name-asian="Times New Roman3" style:font-size-asian="10pt" style:font-weight-asian="normal" style:font-size-complex="10pt" style:font-weight-complex="normal"/>
    </style:style>
    <style:style style:name="T62" style:family="text">
      <style:text-properties fo:font-size="10pt" fo:font-weight="normal" officeooo:rsid="0229d8c1" style:font-name-asian="Times New Roman3" style:font-size-asian="10pt" style:font-weight-asian="normal" style:font-size-complex="10pt" style:font-weight-complex="normal"/>
    </style:style>
    <style:style style:name="T63" style:family="text">
      <style:text-properties fo:font-size="10pt" fo:font-weight="normal" officeooo:rsid="02408998" style:font-name-asian="Times New Roman3" style:font-size-asian="10pt" style:font-weight-asian="normal" style:font-size-complex="10pt" style:font-weight-complex="normal"/>
    </style:style>
    <style:style style:name="T64" style:family="text">
      <style:text-properties fo:font-size="10pt" fo:font-weight="normal" officeooo:rsid="0247413d" style:font-name-asian="Times New Roman3" style:font-size-asian="10pt" style:font-weight-asian="normal" style:font-size-complex="10pt" style:font-weight-complex="normal"/>
    </style:style>
    <style:style style:name="T65" style:family="text">
      <style:text-properties officeooo:rsid="0172cd9b"/>
    </style:style>
    <style:style style:name="T66" style:family="text">
      <style:text-properties fo:color="#5983b0" loext:opacity="100%" style:font-name="Times New Roman2" fo:font-size="12pt" style:text-underline-style="none" fo:font-weight="normal" officeooo:rsid="01a5f5ca" style:letter-kerning="false" style:font-name-asian="Times New Roman3" style:font-size-asian="12pt" style:font-weight-asian="normal" style:font-name-complex="Times New Roman3" style:font-size-complex="12pt" style:font-weight-complex="normal"/>
    </style:style>
    <style:style style:name="T67" style:family="text">
      <style:text-properties fo:color="#5983b0" loext:opacity="100%" style:font-name="Times New Roman2" fo:font-size="12pt" style:text-underline-style="none" fo:font-weight="normal" officeooo:rsid="01489283" style:letter-kerning="false" style:font-name-asian="Times New Roman3" style:font-size-asian="12pt" style:font-weight-asian="normal" style:font-name-complex="Times New Roman3" style:font-size-complex="12pt" style:font-weight-complex="normal"/>
    </style:style>
    <style:style style:name="T68" style:family="text">
      <style:text-properties fo:color="#5983b0" loext:opacity="100%" style:font-name="Times New Roman2" fo:font-size="12pt" style:text-underline-style="none" fo:font-weight="normal" officeooo:rsid="0210fb28" style:letter-kerning="false" style:font-name-asian="Times New Roman3" style:font-size-asian="12pt" style:font-weight-asian="normal" style:font-name-complex="Times New Roman3" style:font-size-complex="12pt" style:font-weight-complex="normal"/>
    </style:style>
    <style:style style:name="T69" style:family="text">
      <style:text-properties fo:color="#5983b0" loext:opacity="100%" style:text-underline-style="none" fo:font-weight="normal" officeooo:rsid="01abfdc3" style:font-name-asian="Times New Roman3" style:font-weight-asian="normal" style:font-weight-complex="normal"/>
    </style:style>
    <style:style style:name="T70" style:family="text">
      <style:text-properties fo:color="#5983b0" loext:opacity="100%" style:text-underline-style="none" fo:font-weight="normal" officeooo:rsid="01b30abe" style:font-name-asian="Times New Roman3" style:font-weight-asian="normal" style:font-weight-complex="normal"/>
    </style:style>
    <style:style style:name="T71" style:family="text">
      <style:text-properties fo:color="#5983b0" loext:opacity="100%" style:text-underline-style="none" fo:font-weight="normal" officeooo:rsid="01957aeb" style:font-name-asian="Times New Roman3" style:font-weight-asian="normal" style:font-weight-complex="normal"/>
    </style:style>
    <style:style style:name="T72" style:family="text">
      <style:text-properties fo:color="#5983b0" loext:opacity="100%" style:text-underline-style="none" fo:font-weight="normal" officeooo:rsid="01ab262a" style:font-name-asian="Times New Roman3" style:font-weight-asian="normal" style:font-weight-complex="normal"/>
    </style:style>
    <style:style style:name="T73" style:family="text">
      <style:text-properties fo:color="#5983b0" loext:opacity="100%" style:text-underline-style="none" fo:font-weight="normal" officeooo:rsid="020ff2b0" style:font-name-asian="Times New Roman3" style:font-weight-asian="normal" style:font-weight-complex="normal"/>
    </style:style>
    <style:style style:name="T74" style:family="text">
      <style:text-properties fo:color="#5983b0" loext:opacity="100%" style:text-underline-style="none" fo:font-weight="normal" officeooo:rsid="02155b3e" style:font-name-asian="Times New Roman3" style:font-weight-asian="normal" style:font-weight-complex="normal"/>
    </style:style>
    <style:style style:name="T75" style:family="text">
      <style:text-properties fo:color="#5983b0" loext:opacity="100%" style:text-underline-style="none" fo:font-weight="normal" officeooo:rsid="01f9e353" style:font-name-asian="Times New Roman3" style:font-weight-asian="normal" style:font-weight-complex="normal"/>
    </style:style>
    <style:style style:name="T76" style:family="text">
      <style:text-properties fo:color="#5983b0" loext:opacity="100%" style:text-underline-style="none" fo:font-weight="normal" officeooo:rsid="0210fb28" style:font-name-asian="Times New Roman3" style:font-weight-asian="normal" style:font-weight-complex="normal"/>
    </style:style>
    <style:style style:name="T77" style:family="text">
      <style:text-properties fo:color="#5983b0" loext:opacity="100%" style:text-underline-style="none" fo:font-weight="normal" officeooo:rsid="02602482" style:font-name-asian="Times New Roman3" style:font-weight-asian="normal" style:font-weight-complex="normal"/>
    </style:style>
    <style:style style:name="T78" style:family="text">
      <style:text-properties fo:color="#5983b0" loext:opacity="100%" style:text-underline-style="none" fo:font-weight="normal" officeooo:rsid="02619147" style:font-name-asian="Times New Roman3" style:font-weight-asian="normal" style:font-weight-complex="normal"/>
    </style:style>
    <style:style style:name="T79" style:family="text">
      <style:text-properties fo:color="#5983b0" loext:opacity="100%" style:text-underline-style="none" fo:font-weight="normal" officeooo:rsid="0261c694" style:font-name-asian="Times New Roman3" style:font-weight-asian="normal" style:font-weight-complex="normal"/>
    </style:style>
    <style:style style:name="T80" style:family="text">
      <style:text-properties fo:font-variant="normal" fo:text-transform="none" fo:color="#94a3b8" loext:opacity="100%" style:font-name="Times New Roman1" fo:letter-spacing="normal" officeooo:rsid="02056b71"/>
    </style:style>
    <style:style style:name="T81" style:family="text">
      <style:text-properties fo:font-variant="normal" fo:text-transform="none" fo:color="#94a3b8" loext:opacity="100%" style:font-name="Times New Roman" fo:font-size="12.75pt" fo:letter-spacing="normal" fo:font-style="normal" fo:font-weight="normal" officeooo:rsid="02056b71"/>
    </style:style>
    <style:style style:name="T82" style:family="text">
      <style:text-properties fo:font-variant="normal" fo:text-transform="none" fo:color="#94a3b8" loext:opacity="100%" style:font-name="Times New Roman" fo:font-size="12.75pt" fo:letter-spacing="normal" fo:font-style="normal" fo:font-weight="normal" officeooo:rsid="02056b71" loext:padding="0in" loext:border="none"/>
    </style:style>
    <style:style style:name="T83" style:family="text">
      <style:text-properties fo:font-variant="normal" fo:text-transform="none" fo:color="#94a3b8" loext:opacity="100%" fo:font-size="12.75pt" fo:letter-spacing="normal" fo:font-style="normal" fo:font-weight="normal" officeooo:rsid="02056b71"/>
    </style:style>
    <style:style style:name="T84" style:family="text">
      <style:text-properties fo:font-variant="normal" fo:text-transform="none" fo:color="#94a3b8" loext:opacity="100%" fo:font-size="12.75pt" fo:letter-spacing="normal" fo:font-style="normal" fo:font-weight="normal" officeooo:rsid="02056b71" loext:padding="0in" loext:border="none"/>
    </style:style>
    <style:style style:name="T85" style:family="text">
      <style:text-properties fo:font-variant="normal" fo:text-transform="none" fo:color="#94a3b8" loext:opacity="100%" fo:letter-spacing="normal" officeooo:rsid="02056b71"/>
    </style:style>
    <style:style style:name="T86" style:family="text">
      <style:text-properties fo:font-variant="normal" fo:text-transform="none" fo:color="#94a3b8" loext:opacity="100%" fo:letter-spacing="normal" fo:font-style="normal" fo:font-weight="normal" officeooo:rsid="02056b71"/>
    </style:style>
    <style:style style:name="T87" style:family="text">
      <style:text-properties fo:font-variant="normal" fo:text-transform="none" fo:color="#94a3b8" loext:opacity="100%" fo:letter-spacing="normal" fo:font-style="normal" fo:font-weight="normal" officeooo:rsid="02056b71" loext:padding="0in" loext:border="none"/>
    </style:style>
    <style:style style:name="T88" style:family="text">
      <style:text-properties fo:font-variant="normal" fo:text-transform="none" fo:letter-spacing="normal" fo:font-style="normal" fo:font-weight="normal" officeooo:rsid="02056b71"/>
    </style:style>
    <style:style style:name="T89" style:family="text">
      <style:text-properties fo:font-variant="normal" fo:text-transform="none" fo:letter-spacing="normal" fo:font-style="normal" fo:font-weight="normal" officeooo:rsid="02056b71" loext:padding="0in" loext:border="none"/>
    </style:style>
    <style:style style:name="T90" style:family="text">
      <style:text-properties fo:font-variant="normal" fo:text-transform="none" fo:letter-spacing="normal" officeooo:rsid="02056b71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 loext:marker-style-name="T1"><text:span text:style-name="T25">About Me</text:span></text:p>
      <text:p text:style-name="P29" loext:marker-style-name="T1"><text:span text:style-name="T88">My experience as an </text:span><text:span text:style-name="T89">Operational Data Lead</text:span><text:span text:style-name="T90"> </text:span><text:span text:style-name="T88">&amp; </text:span><text:span text:style-name="T89">Business Intelligence Analyst</text:span><text:span text:style-name="T90"> </text:span><text:span text:style-name="T88">has </text:span></text:p>
      <text:p text:style-name="P29" loext:marker-style-name="T1"><text:span text:style-name="T88">taught me how powerful insights can spark new ways of thinking and lead to </text:span></text:p>
      <text:p text:style-name="P29" loext:marker-style-name="T1"><text:span text:style-name="T88">scalable, transformative interventions. I’m eager to apply this approach to the work </text:span></text:p>
      <text:p text:style-name="P29" loext:marker-style-name="T1"><text:span text:style-name="T88">you do.</text:span></text:p>
      <text:p text:style-name="P28" loext:marker-style-name="T1"><text:span text:style-name="T88"/></text:p>
      <text:p text:style-name="P22" loext:marker-style-name="T1"><text:span text:style-name="T22">Background in </text:span><text:span text:style-name="T23">Data </text:span><text:span text:style-name="T24">Analytics</text:span></text:p>
      <text:p text:style-name="P23" loext:marker-style-name="T1"><text:span text:style-name="T24">E</text:span><text:span text:style-name="T26">xperience in Banking </text:span><text:span text:style-name="T27">Industry</text:span></text:p>
      <text:p text:style-name="P24" loext:marker-style-name="T1"><text:span text:style-name="T12">Take a look at my latest </text:span><text:a xlink:type="simple" xlink:href="https://bo859545.github.io/" text:style-name="Internet_20_link" text:visited-style-name="Visited_20_Internet_20_Link">work</text:a><text:span text:style-name="T12">.</text:span></text:p>
      <text:p text:style-name="P25" loext:marker-style-name="T1"><text:span text:style-name="T48"/></text:p>
      <text:p text:style-name="P13">EXPERIENCE</text:p>
      <text:p text:style-name="P9"><text:span text:style-name="T8"/></text:p>
      <text:p text:style-name="P9"><text:span text:style-name="T56">Operations </text:span><text:span text:style-name="T51">Data</text:span><text:span text:style-name="T50"> </text:span><text:span text:style-name="T52">Lead, <text:s/>Afrifama<text:tab/></text:span><text:span text:style-name="T59">Apr</text:span><text:span text:style-name="T58"> 202</text:span><text:span text:style-name="T60">3</text:span><text:span text:style-name="T58"> – </text:span><text:span text:style-name="T59">Present</text:span></text:p>
      <text:p text:style-name="P3">Responsible for:</text:p>
      <text:p text:style-name="P9"><text:span text:style-name="T30">Business analysis &amp; insight</text:span><text:span text:style-name="T33">s</text:span><text:span text:style-name="T30"> generation.</text:span></text:p>
      <text:p text:style-name="P9"><text:span text:style-name="T34">Reporting – </text:span><text:span text:style-name="T35">dashboards </text:span><text:span text:style-name="T36">&amp;</text:span><text:span text:style-name="T35"> reports </text:span><text:span text:style-name="T43">development</text:span><text:span text:style-name="T35"> </text:span><text:span text:style-name="T43">(</text:span><text:span text:style-name="T69">Power BI </text:span><text:span text:style-name="T70">|</text:span><text:span text:style-name="T69"> Tableau </text:span><text:span text:style-name="T70">| </text:span><text:span text:style-name="T69">Looker</text:span><text:span text:style-name="T77">).</text:span></text:p>
      <text:p text:style-name="P9"><text:span text:style-name="T29">Data ingestion &amp; integration </text:span><text:span text:style-name="T43">(</text:span><text:span text:style-name="T72">Airflow</text:span><text:span text:style-name="T37"> | </text:span><text:span text:style-name="T72">Python </text:span><text:span text:style-name="T73">| Apache Ni</text:span><text:span text:style-name="T74">F</text:span><text:span text:style-name="T73">i</text:span><text:span text:style-name="T43">).</text:span></text:p>
      <text:p text:style-name="P9"><text:span text:style-name="T29">Data Warehous</text:span><text:span text:style-name="T34">e implementation <text:s/></text:span><text:span text:style-name="T43">(</text:span><text:span text:style-name="T66">s3</text:span><text:span text:style-name="T14"> </text:span><text:span text:style-name="T15">| </text:span><text:span text:style-name="T67">AWS</text:span><text:span text:style-name="T16"> </text:span><text:span text:style-name="T67">Redshift </text:span><text:span text:style-name="T68">| Oracle ADW</text:span><text:span text:style-name="T43">).</text:span></text:p>
      <text:p text:style-name="P9"><text:span text:style-name="T38">Data a</text:span><text:span text:style-name="T39">ccuracy, integrity &amp; accessibility.</text:span></text:p>
      <text:p text:style-name="P9"><text:span text:style-name="T34">Machine Learning Models </text:span><text:span text:style-name="T44">(</text:span><text:span text:style-name="T75">Google ML </text:span><text:span text:style-name="T76">| SageMaker</text:span><text:span text:style-name="T78">)</text:span><text:span text:style-name="T40">.</text:span></text:p>
      <text:p text:style-name="P9"><text:span text:style-name="T40"/></text:p>
      <text:p text:style-name="P18">Business Intelligence Analyst,</text:p>
      <text:p text:style-name="P9"><text:span text:style-name="T54">Absa Bank</text:span><text:span text:style-name="T52"><text:tab/></text:span><text:span text:style-name="T61">Jan</text:span><text:span text:style-name="T58"> 202</text:span><text:span text:style-name="T62">0</text:span><text:span text:style-name="T58"> – </text:span><text:span text:style-name="T61">Mar 2024</text:span></text:p>
      <text:p text:style-name="P3">Responsible for:</text:p>
      <text:p text:style-name="P9"><text:span text:style-name="T30">Business analysis &amp; insight</text:span><text:span text:style-name="T31">s</text:span><text:span text:style-name="T30"> generation.</text:span></text:p>
      <text:p text:style-name="P9"><text:span text:style-name="T34">Reporting – </text:span><text:span text:style-name="T41">dashboards &amp; reports </text:span><text:span text:style-name="T45">(</text:span><text:span text:style-name="T69">Power BI </text:span><text:span text:style-name="T70">|</text:span><text:span text:style-name="T69"> Tableau </text:span><text:span text:style-name="T70">| </text:span><text:span text:style-name="T69">Looker</text:span><text:span text:style-name="T79">)</text:span><text:span text:style-name="T71">.</text:span></text:p>
      <text:p text:style-name="P9"><text:span text:style-name="T17">Data </text:span><text:span text:style-name="T21">preparation,</text:span><text:span text:style-name="T17"> </text:span><text:span text:style-name="T18">transformation</text:span><text:span text:style-name="T17">s</text:span><text:span text:style-name="T18">, </text:span><text:span text:style-name="T19">additions and deletions.</text:span></text:p>
      <text:p text:style-name="P4">Designing - data collection tools. </text:p>
      <text:p text:style-name="P9"><text:span text:style-name="T38">Data a</text:span><text:span text:style-name="T39">ccuracy, integrity &amp; accessibility.</text:span></text:p>
      <text:p text:style-name="P20"><text:span text:style-name="T39">I</text:span><text:span text:style-name="T28">nformation systems management.</text:span></text:p>
      <text:p text:style-name="P9"><text:span text:style-name="T39"/></text:p>
      <text:p text:style-name="P9"><text:span text:style-name="T57">Officer, Credit</text:span><text:span text:style-name="T55"> </text:span><text:span text:style-name="T57">Operations</text:span></text:p>
      <text:p text:style-name="P9"><text:span text:style-name="T54">Co-operative Bank</text:span><text:span text:style-name="T53"><text:tab/></text:span><text:span text:style-name="T61">Jan</text:span><text:span text:style-name="T58"> 20</text:span><text:span text:style-name="T62">1</text:span><text:span text:style-name="T64">8</text:span><text:span text:style-name="T58"> – </text:span><text:span text:style-name="T61">Dec 20</text:span><text:span text:style-name="T63">19</text:span></text:p>
      <text:p text:style-name="P3">Responsible for:</text:p>
      <text:p text:style-name="P6">Delivering all required targets.</text:p>
      <text:p text:style-name="P10"><text:span text:style-name="T32">Data </text:span><text:span text:style-name="T42">capture</text:span><text:span text:style-name="T32"> accuracy in core banking systems.</text:span></text:p>
      <text:p text:style-name="P9"><text:span text:style-name="T32">Compliance </text:span><text:span text:style-name="T2">Anti Money Laundering</text:span><text:span text:style-name="T5"> </text:span><text:span text:style-name="T20">(AML), Counter Terrorism </text:span></text:p>
      <text:p text:style-name="P5">Financing (CTF), Know Your Customer (KYC), Bank's credit policies, </text:p>
      <text:p text:style-name="P9"><text:span text:style-name="T2">Central Bank of Kenya </text:span><text:span text:style-name="T20">(CBK) prudential guidelines and provision of the</text:span><text:span text:style-name="T5"> <text:tab/></text:span><text:span text:style-name="T2">Banking Act</text:span><text:span text:style-name="T5">.</text:span></text:p>
      <text:p text:style-name="P9"><text:span text:style-name="T5"/></text:p>
      <text:p text:style-name="P26" loext:marker-style-name="T1"><text:span text:style-name="T9">CERTIFICATION</text:span><text:span text:style-name="T10">S</text:span></text:p>
      <text:p text:style-name="P27" loext:marker-style-name="T1"><text:span text:style-name="T10"/></text:p>
      <text:p text:style-name="P8"><text:span text:style-name="T46">I. </text:span><text:span text:style-name="T47">IBM Data Engineering</text:span></text:p>
      <text:p text:style-name="P1"><text:span text:style-name="T11">II. </text:span>Oracle Cloud Infrastructure</text:p>
      <text:p text:style-name="P2">III. Oracle Autonomous Database</text:p>
      <text:p text:style-name="P1">I<text:span text:style-name="T11">V</text:span>. Microsoft Power BI Data Analys<text:span text:style-name="T65">t</text:span></text:p>
      <text:p text:style-name="P17">V. Google Data Analyst</text:p>
      <text:p text:style-name="P11"><text:span text:style-name="T5"/></text:p>
      <text:p text:style-name="P12"><text:span text:style-name="T7">E</text:span><text:span text:style-name="T6">DUCATION</text:span></text:p>
      <text:p text:style-name="P14"><text:tab/></text:p>
      <text:p text:style-name="P19">Sept 2014 – Apr 2019 </text:p>
      <text:p text:style-name="P16"><text:soft-page-break/>Moi University</text:p>
      <text:p text:style-name="P7"><text:span text:style-name="T3">Sc</text:span><text:span text:style-name="T13">h</text:span><text:span text:style-name="T3">ool of Business </text:span><text:span text:style-name="T4">&amp;</text:span><text:span text:style-name="T3"> Economics</text:span></text:p>
      <text:p text:style-name="P15">Bsc in BBM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000000" loext:opacity="100%" style:font-name="Times New Roman2" fo:font-family="'Times New Roman'" style:font-family-generic="roman" style:font-pitch="variable" fo:font-size="22pt" style:font-name-asian="Noto Serif CJK SC" style:font-family-asian="'Noto Serif CJK SC'" style:font-family-generic-asian="system" style:font-pitch-asian="variable" style:font-size-asian="22pt" style:font-name-complex="Noto Sans Devanagari1" style:font-family-complex="'Noto Sans Devanagari'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000000" loext:opacity="100%" style:font-name="Times New Roman2" fo:font-family="'Times New Roman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05:15:30.615345910</meta:creation-date>
    <dc:date>2024-10-27T21:20:59.795486842</dc:date>
    <meta:editing-duration>P8DT33M54S</meta:editing-duration>
    <meta:editing-cycles>399</meta:editing-cycles>
    <meta:generator>LibreOffice/24.2.5.2$Linux_X86_64 LibreOffice_project/420$Build-2</meta:generator>
    <meta:print-date>2024-10-24T21:37:29.111494620</meta:print-date>
    <meta:printed-by>PDF files</meta:printed-by>
    <meta:document-statistic meta:table-count="0" meta:image-count="0" meta:object-count="0" meta:page-count="2" meta:paragraph-count="46" meta:word-count="249" meta:character-count="1699" meta:non-whitespace-character-count="1477"/>
  </office:meta>
</office:document-meta>
</file>